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paragraph-properties fo:line-height="150%" fo:orphans="0" fo:widows="0"/>
      <style:text-properties style:font-name="Courier New1" fo:font-size="11pt" officeooo:rsid="001bd2bd" officeooo:paragraph-rsid="00044e68" style:font-size-asian="11pt" style:font-size-complex="11pt"/>
    </style:style>
    <style:style style:name="P3" style:family="paragraph" style:parent-style-name="Standard">
      <style:text-properties officeooo:rsid="001a404e" officeooo:paragraph-rsid="00044e68"/>
    </style:style>
    <style:style style:name="P4" style:family="paragraph" style:parent-style-name="Standard">
      <style:text-properties officeooo:rsid="001aa790" officeooo:paragraph-rsid="00044e68"/>
    </style:style>
    <style:style style:name="P5" style:family="paragraph" style:parent-style-name="Standard">
      <style:text-properties officeooo:rsid="001bd2bd" officeooo:paragraph-rsid="00044e68"/>
    </style:style>
    <style:style style:name="P6" style:family="paragraph" style:parent-style-name="Standard" style:master-page-name="">
      <style:paragraph-properties style:page-number="auto"/>
      <style:text-properties officeooo:rsid="001a404e" officeooo:paragraph-rsid="00044e68"/>
    </style:style>
    <style:style style:name="P7" style:family="paragraph" style:parent-style-name="Header">
      <style:paragraph-properties fo:text-align="justify" style:justify-single-word="false"/>
      <style:text-properties officeooo:paragraph-rsid="00044e68"/>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officeooo:rsid="001bd2bd"/>
    </style:style>
    <style:style style:name="T4" style:family="text">
      <style:text-properties officeooo:rsid="001aa790"/>
    </style:style>
    <style:style style:name="T5" style:family="text">
      <style:text-properties officeooo:rsid="001cb4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r hatte Beratane nie gesehen, selbst den Kuss nach ihrer Trauung hatte er in dichten Tüll gesetzt. Nun wurde er von den Trauzeugen in ihr Brautzimmer geführt und war sich unsicher, was von ihm erwartet wurde, immerhin war es eine rein symbolische Ehe. Sein Vater war ein gewähltes Oberhaupt, er selbst hatte kein Erbrecht, doch die Aussöhnung zwischen dem Orden der Kaysee und den Rehu brauchte einen symbolischen Akt, der über das reichen der Hände hinausging und so wurden zwei Menschen verheiratet, die so nah wie möglich an einem Herrscherpaar dran waren.</text:p>
      <text:p text:style-name="P3">Sein Vater hatte ihm eingeschärft, dass er diese Aufgabe und das Opfer für den Frieden und für die Naivität seines Vaters zu erbringen habe. Er hatte sich unendliche Male entschuldigt und mehrmals wiederholt, dass er alles getan hatte um einen anderen Ausweg zu finden. Gothan hatte ihm geglaubt und die Aufgabe mit einer gewissen Leichtigkeit angenommen, nun glaubte er aber, dass es ein Fehler gewesen sein könnte.</text:p>
      <text:p text:style-name="P3">Die schwere Tür öffnete sich und er sah die schlanke Gestalt seiner Braut, unverschleiert, doch von hinten, das <text:span text:style-name="T3">lange, </text:span>helle Haar schimmerte im Licht der wenigen Kerzen, <text:span text:style-name="T3">und umgab die Gestalt wie mit einer Aura die es schwer machte Details zu erkennen</text:span>. Gothan trat ein, die Trauzeugen nickten und schlossen die Tür hinter ihm, der Schlüssel klackte laut im Schloss.</text:p>
      <text:p text:style-name="P3">Gothan war 21, seine Braut würde nicht seine erste sein und doch wusste er nicht, was er tun sollte. Er trat einen Schritt näher heran, verbeugte sich und sagte: „Guten Abend, Mylad<text:span text:style-name="T4">y.“</text:span></text:p>
      <text:p text:style-name="P4">Erst jetzt bemerkte er, dass seine Braut nicht alleine war, <text:soft-page-break/>zwei Dienerinnen in schlichten Nachtgewändern saßen zu ihren Füßen. Beratane wandte sich um, und Gothan kämpfte darum keine Reaktion zu zeigen. Seine Braut war eine Schönheit, das konnte man nicht abstreiten, doch sie hatte das Alter seines Vaters längst überschritten, auch wenn es eine Beleidigung gewesen wäre sie eine Großmutter zu nennen. Ihr weißes Haar stand in einem bezaubernden Kontrast zu ihrer olivfarbenen Haut und selbst die Falten konnten die feinen Züge ihres Gesichts nicht entstellen.</text:p>
      <text:p text:style-name="P4">„Ich werde Euch nicht Mylord nennen, <text:span text:style-name="T3">und mich auch nicht wie eine Jungfer zieren. Es ist nun über zehn Jahre her, das mein Mondblut versiegt ist, ich eigne mich weder zur Mutter noch zur Geliebten. Doch nun, da wir hier sind, ist es an uns zu entscheiden, ob wir aus dieser Geste des guten Willens eine Fars oder den Beginn einer Monarchie machen.“</text:span></text:p>
      <text:p text:style-name="P5">Gothan nickte, von der Frau die ihm zur Braut gegeben wurde, nun auf eine völlig unerwartete Art angezogen. </text:p>
      <text:p text:style-name="P5">„Frau <text:span text:style-name="T4">Beratane, </text:span>ich bin zwar auf den Wunsch meines Vaters hier und habe mein Schicksal damit angenommen, doch wenn Ihr mir anbietet, den Kurs <text:span text:style-name="T5">dieser Reise </text:span>doch noch selbst zu bestimmen, bin ich ganz der Eure.“</text:p>
      <text:p text:style-name="P2">Beratane lächelte und hob eine langgliedrige Hand mit fein manikürten Nägeln, auf der die Altersflecken fehl am Platz wirk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justify" style:justify-single-word="false"/>
      <style:text-properties officeooo:paragraph-rsid="00044e68"/>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Der Beginn von Monarchien</text:span><text:tab/><text:tab/>Seite <text:page-number text:select-page="current">2</text:page-number> von <text:page-count>2</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6M33S</meta:editing-duration>
    <dc:date>2017-07-27T15:31:49.721489316</dc:date>
    <meta:document-statistic meta:table-count="0" meta:image-count="0" meta:object-count="0" meta:page-count="2" meta:paragraph-count="10" meta:word-count="482" meta:character-count="2928" meta:non-whitespace-character-count="2454"/>
    <meta:user-defined meta:name="Info 1"/>
    <meta:user-defined meta:name="Info 2"/>
    <meta:user-defined meta:name="Info 3"/>
    <meta:user-defined meta:name="Info 4"/>
  </office:meta>
</office:document-meta>
</file>